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Heading_20_1">
      <style:text-properties fo:font-size="32pt" style:font-size-asian="32pt" style:font-size-complex="3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quina teorica<text:tab/>Datos y Instrucciones</text:h>
      <text:p text:style-name="Text_20_body">1-Leer</text:p>
      <text:p text:style-name="Text_20_body">2-Escribir</text:p>
      <text:p text:style-name="Text_20_body">3-Cargar</text:p>
      <text:p text:style-name="Text_20_body">4-Guardar</text:p>
      <text:p text:style-name="Text_20_body">5-Sumar</text:p>
      <text:p text:style-name="Text_20_body">6-Restar</text:p>
      <text:p text:style-name="Text_20_body">7-Salto Incondicional</text:p>
      <text:p text:style-name="Text_20_body">8-Salto si A es igual a 0</text:p>
      <text:p text:style-name="Text_20_body">9Salto si A es menor a 0</text:p>
      <text:p text:style-name="Text_20_body">0-Fin</text:p>
      <text:h text:style-name="P5" text:outline-level="1">Redes</text:h>
      <text:p text:style-name="Text_20_body">Agrupacion de computadores, impresoras, routers, switches y otros dispositivos, que se pueden comunicar entre si a traves de un medio de transmision.</text:p>
      <text:h text:style-name="Heading_20_2" text:outline-level="2">Clasificacion:</text:h>
      <text:p text:style-name="Text_20_body">Por su ambito:</text:p>
      <text:list xml:id="list3867660465023807755" text:style-name="L2">
        <text:list-item>
          <text:p text:style-name="P1">Lan:generalmente se encuentran en su totalidad dentro del mismo edificio o grupo de edificion y manejan las comunicaciones entre las oficinas.</text:p>
        </text:list-item>
        <text:list-item>
          <text:p text:style-name="P1">Man:abarca en alcance una ciudad.</text:p>
        </text:list-item>
        <text:list-item>
          <text:p text:style-name="P1">Wan: cubren un area geografica mas enxtensa y conectan ciudades y paises.Son mas caras.</text:p>
        </text:list-item>
      </text:list>
      <text:p text:style-name="Text_20_body">Por su tecnologia:</text:p>
      <text:list xml:id="list3070956798322740668" text:style-name="L3">
        <text:list-item>
          <text:p text:style-name="P2">Broadcast:radiodifusion</text:p>
        </text:list-item>
        <text:list-item>
          <text:p text:style-name="P2">Punto a punto</text:p>
        </text:list-item>
      </text:list>
      <text:h text:style-name="Heading_20_2" text:outline-level="2">Topologias</text:h>
      <text:list xml:id="list7423324523673911023" text:style-name="L4">
        <text:list-item>
          <text:p text:style-name="P3">Bus</text:p>
        </text:list-item>
        <text:list-item>
          <text:p text:style-name="P3">Anillo</text:p>
        </text:list-item>
        <text:list-item>
          <text:p text:style-name="P3">Estrella</text:p>
        </text:list-item>
        <text:list-item>
          <text:p text:style-name="P3">Estrella extendida</text:p>
        </text:list-item>
        <text:list-item>
          <text:p text:style-name="P3">Jerarquica</text:p>
        </text:list-item>
        <text:list-item>
          <text:p text:style-name="P3">Malla</text:p>
        </text:list-item>
      </text:list>
      <text:h text:style-name="Heading_20_2" text:outline-level="2"><text:soft-page-break/></text:h>
      <text:h text:style-name="Heading_20_2" text:outline-level="2">Medios de transmision</text:h>
      <text:p text:style-name="Text_20_body">Guiados:</text:p>
      <text:list xml:id="list7539957075363115179" text:style-name="L5">
        <text:list-item>
          <text:p text:style-name="P4">Cable coaxial: la television</text:p>
        </text:list-item>
        <text:list-item>
          <text:p text:style-name="P4">UTP: la internet cobre</text:p>
        </text:list-item>
        <text:list-item>
          <text:p text:style-name="P4">STP: la internet cobre pero blindado</text:p>
        </text:list-item>
        <text:list-item>
          <text:p text:style-name="P4">Fibra optica</text:p>
        </text:list-item>
      </text:list>
      <text:p text:style-name="Text_20_body">No guiados:</text:p>
      <text:list xml:id="list34333491" text:continue-numbering="true" text:style-name="L5">
        <text:list-item>
          <text:p text:style-name="P4">Microondas</text:p>
        </text:list-item>
        <text:list-item>
          <text:p text:style-name="P4">Ondas de radio</text:p>
        </text:list-item>
        <text:list-item>
          <text:p text:style-name="P4">Infrarrojo</text:p>
        </text:list-item>
      </text:list>
      <text:h text:style-name="Heading_20_2" text:outline-level="2">Modelo de referencia OSI</text:h>
      <text:p text:style-name="Text_20_body"><text:tab/>Capas del host</text:p>
      <text:p text:style-name="Text_20_body">7-Aplicacion: servicios de red para las aplicaciones.</text:p>
      <text:p text:style-name="Text_20_body">6-Presentacion: representacion de datos</text:p>
      <text:p text:style-name="Text_20_body">5-Sesion: coordina las aplicaciones en como interactuan entre host</text:p>
      <text:p text:style-name="Text_20_body">4-Transporte: confiabilidad de la conexion de extremo a extremo</text:p>
      <text:p text:style-name="Text_20_body"><text:tab/>Capas de medio</text:p>
      <text:p text:style-name="Text_20_body">3-Red: provee conectividad y el mejor camino entre dos sistemas finales</text:p>
      <text:p text:style-name="Text_20_body">2-Enlace de datos</text:p>
      <text:p text:style-name="Text_20_body">1-Fis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4M16S</meta:editing-duration>
    <meta:editing-cycles>3</meta:editing-cycles>
    <meta:generator>OpenOffice/4.1.3$Win32 OpenOffice.org_project/413m1$Build-9783</meta:generator>
    <dc:date>2017-07-12T14:16:25.40</dc:date>
    <meta:document-statistic meta:table-count="0" meta:image-count="0" meta:object-count="0" meta:page-count="2" meta:paragraph-count="48" meta:word-count="211" meta:character-count="1281"/>
    <meta:user-defined meta:name="Info 1"/>
    <meta:user-defined meta:name="Info 2"/>
    <meta:user-defined meta:name="Info 3"/>
    <meta:user-defined meta:name="Info 4"/>
  </office:meta>
</office:document-meta>
</file>